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HLSL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llNu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657" calcext:value-type="float">
            <text:p>0.1657</text:p>
          </table:table-cell>
          <table:table-cell office:value-type="float" office:value="0.0005523333" calcext:value-type="float">
            <text:p>0.00055233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127999" calcext:value-type="float">
            <text:p>0.1127999</text:p>
          </table:table-cell>
          <table:table-cell office:value-type="float" office:value="0.0003759995" calcext:value-type="float">
            <text:p>0.00037599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101001" calcext:value-type="float">
            <text:p>0.6101001</text:p>
          </table:table-cell>
          <table:table-cell office:value-type="float" office:value="0.002033667" calcext:value-type="float">
            <text:p>0.00203366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522998" calcext:value-type="float">
            <text:p>0.2522998</text:p>
          </table:table-cell>
          <table:table-cell office:value-type="float" office:value="0.0008409993" calcext:value-type="float">
            <text:p>0.000840999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362" calcext:value-type="float">
            <text:p>1.362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87001" calcext:value-type="float">
            <text:p>0.1087001</text:p>
          </table:table-cell>
          <table:table-cell office:value-type="float" office:value="0.0003623338" calcext:value-type="float">
            <text:p>0.000362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780996" calcext:value-type="float">
            <text:p>0.1780996</text:p>
          </table:table-cell>
          <table:table-cell office:value-type="float" office:value="0.0005936655" calcext:value-type="float">
            <text:p>0.000593665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029996" calcext:value-type="float">
            <text:p>0.03029996</text:p>
          </table:table-cell>
          <table:table-cell office:value-type="float" office:value="0.0001009999" calcext:value-type="float">
            <text:p>0.000100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0.02229997" calcext:value-type="float">
            <text:p>0.02229997</text:p>
          </table:table-cell>
          <table:table-cell office:value-type="float" office:value="0.00007433323" calcext:value-type="float">
            <text:p>7.4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220003" calcext:value-type="float">
            <text:p>0.05220003</text:p>
          </table:table-cell>
          <table:table-cell office:value-type="float" office:value="0.0001740001" calcext:value-type="float">
            <text:p>0.00017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89999" calcext:value-type="float">
            <text:p>0.01689999</text:p>
          </table:table-cell>
          <table:table-cell office:value-type="float" office:value="0.00005633329" calcext:value-type="float">
            <text:p>5.6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5071002" calcext:value-type="float">
            <text:p>0.5071002</text:p>
          </table:table-cell>
          <table:table-cell office:value-type="float" office:value="0.001690334" calcext:value-type="float">
            <text:p>0.001690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1758" calcext:value-type="float">
            <text:p>1.1758</text:p>
          </table:table-cell>
          <table:table-cell office:value-type="float" office:value="0.003919333" calcext:value-type="float">
            <text:p>0.0039193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287996" calcext:value-type="float">
            <text:p>0.9287996</text:p>
          </table:table-cell>
          <table:table-cell office:value-type="float" office:value="0.003095999" calcext:value-type="float">
            <text:p>0.00309599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38999" calcext:value-type="float">
            <text:p>0.1038999</text:p>
          </table:table-cell>
          <table:table-cell office:value-type="float" office:value="0.0003463329" calcext:value-type="float">
            <text:p>0.00034633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980007" calcext:value-type="float">
            <text:p>0.06980007</text:p>
          </table:table-cell>
          <table:table-cell office:value-type="float" office:value="0.0002326669" calcext:value-type="float">
            <text:p>0.000232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799996" calcext:value-type="float">
            <text:p>0.02799996</text:p>
          </table:table-cell>
          <table:table-cell office:value-type="float" office:value="0.00009333321" calcext:value-type="float">
            <text:p>9.3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689997" calcext:value-type="float">
            <text:p>0.02689997</text:p>
          </table:table-cell>
          <table:table-cell office:value-type="float" office:value="0.00008966656" calcext:value-type="float">
            <text:p>8.9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99999" calcext:value-type="float">
            <text:p>0.01199999</text:p>
          </table:table-cell>
          <table:table-cell office:value-type="float" office:value="0.00003999996" calcext:value-type="float">
            <text:p>3.9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.118798" calcext:value-type="float">
            <text:p>3.118798</text:p>
          </table:table-cell>
          <table:table-cell office:value-type="float" office:value="0.01039599" calcext:value-type="float">
            <text:p>0.010395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730012" calcext:value-type="float">
            <text:p>0.08730012</text:p>
          </table:table-cell>
          <table:table-cell office:value-type="float" office:value="0.0002910004" calcext:value-type="float">
            <text:p>0.000291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.2294" calcext:value-type="float">
            <text:p>12.2294</text:p>
          </table:table-cell>
          <table:table-cell office:value-type="float" office:value="0.04076466" calcext:value-type="float">
            <text:p>0.0407646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.3848" calcext:value-type="float">
            <text:p>3.3848</text:p>
          </table:table-cell>
          <table:table-cell office:value-type="float" office:value="0.01128267" calcext:value-type="float">
            <text:p>0.0112826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991999" calcext:value-type="float">
            <text:p>0.2991999</text:p>
          </table:table-cell>
          <table:table-cell office:value-type="float" office:value="0.000997333" calcext:value-type="float">
            <text:p>0.0009973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904001" calcext:value-type="float">
            <text:p>0.3904001</text:p>
          </table:table-cell>
          <table:table-cell office:value-type="float" office:value="0.001301334" calcext:value-type="float">
            <text:p>0.0013013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411004" calcext:value-type="float">
            <text:p>0.4411004</text:p>
          </table:table-cell>
          <table:table-cell office:value-type="float" office:value="0.001470335" calcext:value-type="float">
            <text:p>0.0014703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19998" calcext:value-type="float">
            <text:p>0.01819998</text:p>
          </table:table-cell>
          <table:table-cell office:value-type="float" office:value="0.0000606666" calcext:value-type="float">
            <text:p>6.0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59999" calcext:value-type="float">
            <text:p>0.01159999</text:p>
          </table:table-cell>
          <table:table-cell office:value-type="float" office:value="0.00003866663" calcext:value-type="float">
            <text:p>3.8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29999" calcext:value-type="float">
            <text:p>0.01129999</text:p>
          </table:table-cell>
          <table:table-cell office:value-type="float" office:value="0.00003766663" calcext:value-type="float">
            <text:p>3.7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9599992" calcext:value-type="float">
            <text:p>0.009599992</text:p>
          </table:table-cell>
          <table:table-cell office:value-type="float" office:value="0.00003199997" calcext:value-type="float">
            <text:p>3.1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8699995" calcext:value-type="float">
            <text:p>0.008699995</text:p>
          </table:table-cell>
          <table:table-cell office:value-type="float" office:value="0.00002899998" calcext:value-type="float">
            <text:p>2.8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099999" calcext:value-type="float">
            <text:p>0.01099999</text:p>
          </table:table-cell>
          <table:table-cell office:value-type="float" office:value="0.00003666663" calcext:value-type="float">
            <text:p>3.6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009999" calcext:value-type="float">
            <text:p>0.01009999</text:p>
          </table:table-cell>
          <table:table-cell office:value-type="float" office:value="0.00003366664" calcext:value-type="float">
            <text:p>3.3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9899992" calcext:value-type="float">
            <text:p>0.009899992</text:p>
          </table:table-cell>
          <table:table-cell office:value-type="float" office:value="0.00003299997" calcext:value-type="float">
            <text:p>3.2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8599994" calcext:value-type="float">
            <text:p>0.008599994</text:p>
          </table:table-cell>
          <table:table-cell office:value-type="float" office:value="0.00002866665" calcext:value-type="float">
            <text:p>2.86666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7899995" calcext:value-type="float">
            <text:p>0.007899995</text:p>
          </table:table-cell>
          <table:table-cell office:value-type="float" office:value="0.00002633332" calcext:value-type="float">
            <text:p>2.63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146996" calcext:value-type="float">
            <text:p>0.2146996</text:p>
          </table:table-cell>
          <table:table-cell office:value-type="float" office:value="0.0007156652" calcext:value-type="float">
            <text:p>0.000715665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662" calcext:value-type="float">
            <text:p>1.662</text:p>
          </table:table-cell>
          <table:table-cell office:value-type="float" office:value="0.005539998" calcext:value-type="float">
            <text:p>0.00553999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392899" calcext:value-type="float">
            <text:p>1.392899</text:p>
          </table:table-cell>
          <table:table-cell office:value-type="float" office:value="0.004642998" calcext:value-type="float">
            <text:p>0.00464299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.809695" calcext:value-type="float">
            <text:p>8.809695</text:p>
          </table:table-cell>
          <table:table-cell office:value-type="float" office:value="0.02936565" calcext:value-type="float">
            <text:p>0.029365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5305" calcext:value-type="float">
            <text:p>0.5305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999996" calcext:value-type="float">
            <text:p>0.02999996</text:p>
          </table:table-cell>
          <table:table-cell office:value-type="float" office:value="0.00009999987" calcext:value-type="float">
            <text:p>9.999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9799992" calcext:value-type="float">
            <text:p>0.009799992</text:p>
          </table:table-cell>
          <table:table-cell office:value-type="float" office:value="0.00003266664" calcext:value-type="float">
            <text:p>3.2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790002" calcext:value-type="float">
            <text:p>0.05790002</text:p>
          </table:table-cell>
          <table:table-cell office:value-type="float" office:value="0.0001930001" calcext:value-type="float">
            <text:p>0.000193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330003" calcext:value-type="float">
            <text:p>0.04330003</text:p>
          </table:table-cell>
          <table:table-cell office:value-type="float" office:value="0.0001443334" calcext:value-type="float">
            <text:p>0.000144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299997" calcext:value-type="float">
            <text:p>0.02299997</text:p>
          </table:table-cell>
          <table:table-cell office:value-type="float" office:value="0.00007666657" calcext:value-type="float">
            <text:p>7.6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39998" calcext:value-type="float">
            <text:p>0.01839998</text:p>
          </table:table-cell>
          <table:table-cell office:value-type="float" office:value="0.00006133326" calcext:value-type="float">
            <text:p>6.1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579998" calcext:value-type="float">
            <text:p>0.01579998</text:p>
          </table:table-cell>
          <table:table-cell office:value-type="float" office:value="0.00005266661" calcext:value-type="float">
            <text:p>5.2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032996" calcext:value-type="float">
            <text:p>0.2032996</text:p>
          </table:table-cell>
          <table:table-cell office:value-type="float" office:value="0.0006776654" calcext:value-type="float">
            <text:p>0.00067766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081001" calcext:value-type="float">
            <text:p>0.3081001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79998" calcext:value-type="float">
            <text:p>0.01679998</text:p>
          </table:table-cell>
          <table:table-cell office:value-type="float" office:value="0.00005599994" calcext:value-type="float">
            <text:p>5.5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900014" calcext:value-type="float">
            <text:p>0.04900014</text:p>
          </table:table-cell>
          <table:table-cell office:value-type="float" office:value="0.0001633338" calcext:value-type="float">
            <text:p>0.0001633338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0.0002133333" calcext:value-type="float">
            <text:p>0.000213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334" calcext:value-type="float">
            <text:p>0.1334</text:p>
          </table:table-cell>
          <table:table-cell office:value-type="float" office:value="0.0004446667" calcext:value-type="float">
            <text:p>0.000444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459997" calcext:value-type="float">
            <text:p>0.02459997</text:p>
          </table:table-cell>
          <table:table-cell office:value-type="float" office:value="0.00008199989" calcext:value-type="float">
            <text:p>8.1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680014" calcext:value-type="float">
            <text:p>0.04680014</text:p>
          </table:table-cell>
          <table:table-cell office:value-type="float" office:value="0.0001560005" calcext:value-type="float">
            <text:p>0.00015600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999998" calcext:value-type="float">
            <text:p>0.01999998</text:p>
          </table:table-cell>
          <table:table-cell office:value-type="float" office:value="0.00006666659" calcext:value-type="float">
            <text:p>6.6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39998" calcext:value-type="float">
            <text:p>0.01839998</text:p>
          </table:table-cell>
          <table:table-cell office:value-type="float" office:value="0.00006133326" calcext:value-type="float">
            <text:p>6.1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694999" calcext:value-type="float">
            <text:p>0.3694999</text:p>
          </table:table-cell>
          <table:table-cell office:value-type="float" office:value="0.001231666" calcext:value-type="float">
            <text:p>0.001231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082996" calcext:value-type="float">
            <text:p>0.2082996</text:p>
          </table:table-cell>
          <table:table-cell office:value-type="float" office:value="0.0006943321" calcext:value-type="float">
            <text:p>0.00069433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620005" calcext:value-type="float">
            <text:p>0.04620005</text:p>
          </table:table-cell>
          <table:table-cell office:value-type="float" office:value="0.0001540002" calcext:value-type="float">
            <text:p>0.00015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660004" calcext:value-type="float">
            <text:p>0.04660004</text:p>
          </table:table-cell>
          <table:table-cell office:value-type="float" office:value="0.0001553335" calcext:value-type="float">
            <text:p>0.000155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150023" calcext:value-type="float">
            <text:p>0.06150023</text:p>
          </table:table-cell>
          <table:table-cell office:value-type="float" office:value="0.0002050008" calcext:value-type="float">
            <text:p>0.000205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180005" calcext:value-type="float">
            <text:p>0.04180005</text:p>
          </table:table-cell>
          <table:table-cell office:value-type="float" office:value="0.0001393335" calcext:value-type="float">
            <text:p>0.000139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512401" calcext:value-type="float">
            <text:p>1.512401</text:p>
          </table:table-cell>
          <table:table-cell office:value-type="float" office:value="0.005041336" calcext:value-type="float">
            <text:p>0.0050413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02859996" calcext:value-type="float">
            <text:p>0.02859996</text:p>
          </table:table-cell>
          <table:table-cell office:value-type="float" office:value="0.00009533321" calcext:value-type="float">
            <text:p>9.5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279999" calcext:value-type="float">
            <text:p>0.01279999</text:p>
          </table:table-cell>
          <table:table-cell office:value-type="float" office:value="0.00004266662" calcext:value-type="float">
            <text:p>4.2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0.7691999" calcext:value-type="float">
            <text:p>0.7691999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926002" calcext:value-type="float">
            <text:p>0.7926002</text:p>
          </table:table-cell>
          <table:table-cell office:value-type="float" office:value="0.002642001" calcext:value-type="float">
            <text:p>0.00264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614999" calcext:value-type="float">
            <text:p>0.2614999</text:p>
          </table:table-cell>
          <table:table-cell office:value-type="float" office:value="0.0008716662" calcext:value-type="float">
            <text:p>0.000871666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67995" calcext:value-type="float">
            <text:p>0.1967995</text:p>
          </table:table-cell>
          <table:table-cell office:value-type="float" office:value="0.0006559985" calcext:value-type="float">
            <text:p>0.00065599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875999" calcext:value-type="float">
            <text:p>0.1875999</text:p>
          </table:table-cell>
          <table:table-cell office:value-type="float" office:value="0.0006253331" calcext:value-type="float">
            <text:p>0.00062533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329997" calcext:value-type="float">
            <text:p>0.02329997</text:p>
          </table:table-cell>
          <table:table-cell office:value-type="float" office:value="0.00007766657" calcext:value-type="float">
            <text:p>7.7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0005666666" calcext:value-type="float">
            <text:p>5.666666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0126" calcext:value-type="float">
            <text:p>1.0126</text:p>
          </table:table-cell>
          <table:table-cell office:value-type="float" office:value="0.003375334" calcext:value-type="float">
            <text:p>0.00337533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474002" calcext:value-type="float">
            <text:p>0.3474002</text:p>
          </table:table-cell>
          <table:table-cell office:value-type="float" office:value="0.001158001" calcext:value-type="float">
            <text:p>0.001158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286" calcext:value-type="float">
            <text:p>0.1286</text:p>
          </table:table-cell>
          <table:table-cell office:value-type="float" office:value="0.0004286666" calcext:value-type="float">
            <text:p>0.000428666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704" calcext:value-type="float">
            <text:p>0.1704</text:p>
          </table:table-cell>
          <table:table-cell office:value-type="float" office:value="0.0005680001" calcext:value-type="float">
            <text:p>0.000568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149996" calcext:value-type="float">
            <text:p>0.03149996</text:p>
          </table:table-cell>
          <table:table-cell office:value-type="float" office:value="0.0001049999" calcext:value-type="float">
            <text:p>0.000104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749998" calcext:value-type="float">
            <text:p>0.01749998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148999" calcext:value-type="float">
            <text:p>0.1148999</text:p>
          </table:table-cell>
          <table:table-cell office:value-type="float" office:value="0.0003829995" calcext:value-type="float">
            <text:p>0.000382999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585" calcext:value-type="float">
            <text:p>1.4585</text:p>
          </table:table-cell>
          <table:table-cell office:value-type="float" office:value="0.004861665" calcext:value-type="float">
            <text:p>0.00486166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.293797" calcext:value-type="float">
            <text:p>6.293797</text:p>
          </table:table-cell>
          <table:table-cell office:value-type="float" office:value="0.02097932" calcext:value-type="float">
            <text:p>0.020979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545693" calcext:value-type="float">
            <text:p>9.545693</text:p>
          </table:table-cell>
          <table:table-cell office:value-type="float" office:value="0.03181898" calcext:value-type="float">
            <text:p>0.0318189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5391" calcext:value-type="float">
            <text:p>0.5391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460002" calcext:value-type="float">
            <text:p>0.03460002</text:p>
          </table:table-cell>
          <table:table-cell office:value-type="float" office:value="0.0001153334" calcext:value-type="float">
            <text:p>0.000115333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971996" calcext:value-type="float">
            <text:p>0.8971996</text:p>
          </table:table-cell>
          <table:table-cell office:value-type="float" office:value="0.002990665" calcext:value-type="float">
            <text:p>0.00299066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5527006" calcext:value-type="float">
            <text:p>0.5527006</text:p>
          </table:table-cell>
          <table:table-cell office:value-type="float" office:value="0.001842335" calcext:value-type="float">
            <text:p>0.00184233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633999" calcext:value-type="float">
            <text:p>0.4633999</text:p>
          </table:table-cell>
          <table:table-cell office:value-type="float" office:value="0.001544666" calcext:value-type="float">
            <text:p>0.00154466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987002" calcext:value-type="float">
            <text:p>0.3987002</text:p>
          </table:table-cell>
          <table:table-cell office:value-type="float" office:value="0.001329001" calcext:value-type="float">
            <text:p>0.001329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920006" calcext:value-type="float">
            <text:p>0.04920006</text:p>
          </table:table-cell>
          <table:table-cell office:value-type="float" office:value="0.0001640002" calcext:value-type="float">
            <text:p>0.00016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609005" calcext:value-type="float">
            <text:p>0.2609005</text:p>
          </table:table-cell>
          <table:table-cell office:value-type="float" office:value="0.0008696683" calcext:value-type="float">
            <text:p>0.00086966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380996" calcext:value-type="float">
            <text:p>0.2380996</text:p>
          </table:table-cell>
          <table:table-cell office:value-type="float" office:value="0.0007936655" calcext:value-type="float">
            <text:p>0.00079366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59" calcext:value-type="float">
            <text:p>0.0959</text:p>
          </table:table-cell>
          <table:table-cell office:value-type="float" office:value="0.0003196667" calcext:value-type="float">
            <text:p>0.000319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540008" calcext:value-type="float">
            <text:p>0.07540008</text:p>
          </table:table-cell>
          <table:table-cell office:value-type="float" office:value="0.0002513336" calcext:value-type="float">
            <text:p>0.000251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9.9444" calcext:value-type="float">
            <text:p>19.9444</text:p>
          </table:table-cell>
          <table:table-cell office:value-type="float" office:value="0.06648133" calcext:value-type="float">
            <text:p>0.06648133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1619" calcext:value-type="float">
            <text:p>0.1619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180004" calcext:value-type="float">
            <text:p>0.4180004</text:p>
          </table:table-cell>
          <table:table-cell office:value-type="float" office:value="0.001393335" calcext:value-type="float">
            <text:p>0.00139333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17899" calcext:value-type="float">
            <text:p>1.417899</text:p>
          </table:table-cell>
          <table:table-cell office:value-type="float" office:value="0.004726331" calcext:value-type="float">
            <text:p>0.0047263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339" calcext:value-type="float">
            <text:p>0.7339</text:p>
          </table:table-cell>
          <table:table-cell office:value-type="float" office:value="0.002446333" calcext:value-type="float">
            <text:p>0.00244633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817499" calcext:value-type="float">
            <text:p>1.817499</text:p>
          </table:table-cell>
          <table:table-cell office:value-type="float" office:value="0.00605833" calcext:value-type="float">
            <text:p>0.0060583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322801" calcext:value-type="float">
            <text:p>2.322801</text:p>
          </table:table-cell>
          <table:table-cell office:value-type="float" office:value="0.007742669" calcext:value-type="float">
            <text:p>0.00774266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209" calcext:value-type="float">
            <text:p>1.4209</text:p>
          </table:table-cell>
          <table:table-cell office:value-type="float" office:value="0.004736334" calcext:value-type="float">
            <text:p>0.0047363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650993" calcext:value-type="float">
            <text:p>0.9650993</text:p>
          </table:table-cell>
          <table:table-cell office:value-type="float" office:value="0.003216998" calcext:value-type="float">
            <text:p>0.00321699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758" calcext:value-type="float">
            <text:p>0.0758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141" calcext:value-type="float">
            <text:p>0.6141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485005" calcext:value-type="float">
            <text:p>0.4485005</text:p>
          </table:table-cell>
          <table:table-cell office:value-type="float" office:value="0.001495001" calcext:value-type="float">
            <text:p>0.001495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2404" calcext:value-type="float">
            <text:p>1.2404</text:p>
          </table:table-cell>
          <table:table-cell office:value-type="float" office:value="0.004134668" calcext:value-type="float">
            <text:p>0.00413466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487001" calcext:value-type="float">
            <text:p>0.3487001</text:p>
          </table:table-cell>
          <table:table-cell office:value-type="float" office:value="0.001162334" calcext:value-type="float">
            <text:p>0.001162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802003" calcext:value-type="float">
            <text:p>0.4802003</text:p>
          </table:table-cell>
          <table:table-cell office:value-type="float" office:value="0.001600667" calcext:value-type="float">
            <text:p>0.00160066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9.92739" calcext:value-type="float">
            <text:p>59.92739</text:p>
          </table:table-cell>
          <table:table-cell office:value-type="float" office:value="0.199758" calcext:value-type="float">
            <text:p>0.199758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332" calcext:value-type="float">
            <text:p>1.332</text:p>
          </table:table-cell>
          <table:table-cell office:value-type="float" office:value="0.004440001" calcext:value-type="float">
            <text:p>0.00444000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419999" calcext:value-type="float">
            <text:p>0.05419999</text:p>
          </table:table-cell>
          <table:table-cell office:value-type="float" office:value="0.0001806666" calcext:value-type="float">
            <text:p>0.000180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4218" calcext:value-type="float">
            <text:p>2.4218</text:p>
          </table:table-cell>
          <table:table-cell office:value-type="float" office:value="0.008072666" calcext:value-type="float">
            <text:p>0.00807266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.388101" calcext:value-type="float">
            <text:p>5.388101</text:p>
          </table:table-cell>
          <table:table-cell office:value-type="float" office:value="0.01796034" calcext:value-type="float">
            <text:p>0.01796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049998" calcext:value-type="float">
            <text:p>0.02049998</text:p>
          </table:table-cell>
          <table:table-cell office:value-type="float" office:value="0.00006833325" calcext:value-type="float">
            <text:p>6.8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48" calcext:value-type="float">
            <text:p>0.034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769996" calcext:value-type="float">
            <text:p>0.02769996</text:p>
          </table:table-cell>
          <table:table-cell office:value-type="float" office:value="0.0000923332" calcext:value-type="float">
            <text:p>9.2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59998" calcext:value-type="float">
            <text:p>0.01859998</text:p>
          </table:table-cell>
          <table:table-cell office:value-type="float" office:value="0.00006199993" calcext:value-type="float">
            <text:p>6.1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079997" calcext:value-type="float">
            <text:p>0.02079997</text:p>
          </table:table-cell>
          <table:table-cell office:value-type="float" office:value="0.00006933325" calcext:value-type="float">
            <text:p>6.9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0112" calcext:value-type="float">
            <text:p>1.0112</text:p>
          </table:table-cell>
          <table:table-cell office:value-type="float" office:value="0.003370666" calcext:value-type="float">
            <text:p>0.00337066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.1427" calcext:value-type="float">
            <text:p>15.1427</text:p>
          </table:table-cell>
          <table:table-cell office:value-type="float" office:value="0.05047566" calcext:value-type="float">
            <text:p>0.0504756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761995" calcext:value-type="float">
            <text:p>0.2761995</text:p>
          </table:table-cell>
          <table:table-cell office:value-type="float" office:value="0.0009206652" calcext:value-type="float">
            <text:p>0.00092066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380997" calcext:value-type="float">
            <text:p>0.2380997</text:p>
          </table:table-cell>
          <table:table-cell office:value-type="float" office:value="0.0007936655" calcext:value-type="float">
            <text:p>0.00079366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481997" calcext:value-type="float">
            <text:p>0.6481997</text:p>
          </table:table-cell>
          <table:table-cell office:value-type="float" office:value="0.002160666" calcext:value-type="float">
            <text:p>0.00216066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503701" calcext:value-type="float">
            <text:p>2.503701</text:p>
          </table:table-cell>
          <table:table-cell office:value-type="float" office:value="0.008345669" calcext:value-type="float">
            <text:p>0.00834566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590999" calcext:value-type="float">
            <text:p>0.2590999</text:p>
          </table:table-cell>
          <table:table-cell office:value-type="float" office:value="0.0008636664" calcext:value-type="float">
            <text:p>0.00086366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744999" calcext:value-type="float">
            <text:p>0.8744999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366009" calcext:value-type="float">
            <text:p>0.7366009</text:p>
          </table:table-cell>
          <table:table-cell office:value-type="float" office:value="0.002455336" calcext:value-type="float">
            <text:p>0.00245533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209997" calcext:value-type="float">
            <text:p>0.3209997</text:p>
          </table:table-cell>
          <table:table-cell office:value-type="float" office:value="0.001069999" calcext:value-type="float">
            <text:p>0.0010699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145999" calcext:value-type="float">
            <text:p>0.3145999</text:p>
          </table:table-cell>
          <table:table-cell office:value-type="float" office:value="0.001048666" calcext:value-type="float">
            <text:p>0.0010486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.0009866665" calcext:value-type="float">
            <text:p>0.00098666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846997" calcext:value-type="float">
            <text:p>0.1846997</text:p>
          </table:table-cell>
          <table:table-cell office:value-type="float" office:value="0.0006156657" calcext:value-type="float">
            <text:p>0.000615665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789997" calcext:value-type="float">
            <text:p>0.1789997</text:p>
          </table:table-cell>
          <table:table-cell office:value-type="float" office:value="0.0005966657" calcext:value-type="float">
            <text:p>0.000596665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750007" calcext:value-type="float">
            <text:p>0.05750007</text:p>
          </table:table-cell>
          <table:table-cell office:value-type="float" office:value="0.0001916669" calcext:value-type="float">
            <text:p>0.000191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922" calcext:value-type="float">
            <text:p>0.7922</text:p>
          </table:table-cell>
          <table:table-cell office:value-type="float" office:value="0.002640667" calcext:value-type="float">
            <text:p>0.0026406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5631006" calcext:value-type="float">
            <text:p>0.5631006</text:p>
          </table:table-cell>
          <table:table-cell office:value-type="float" office:value="0.001877002" calcext:value-type="float">
            <text:p>0.001877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659998" calcext:value-type="float">
            <text:p>0.02659998</text:p>
          </table:table-cell>
          <table:table-cell office:value-type="float" office:value="0.00008866659" calcext:value-type="float">
            <text:p>8.8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630013" calcext:value-type="float">
            <text:p>0.08630013</text:p>
          </table:table-cell>
          <table:table-cell office:value-type="float" office:value="0.0002876671" calcext:value-type="float">
            <text:p>0.00028766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460002" calcext:value-type="float">
            <text:p>0.03460002</text:p>
          </table:table-cell>
          <table:table-cell office:value-type="float" office:value="0.0001153334" calcext:value-type="float">
            <text:p>0.000115333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369998" calcext:value-type="float">
            <text:p>0.02369998</text:p>
          </table:table-cell>
          <table:table-cell office:value-type="float" office:value="0.00007899992" calcext:value-type="float">
            <text:p>7.8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394002" calcext:value-type="float">
            <text:p>0.4394002</text:p>
          </table:table-cell>
          <table:table-cell office:value-type="float" office:value="0.001464667" calcext:value-type="float">
            <text:p>0.00146466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042" calcext:value-type="float">
            <text:p>2.042</text:p>
          </table:table-cell>
          <table:table-cell office:value-type="float" office:value="0.006806665" calcext:value-type="float">
            <text:p>0.00680666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292001" calcext:value-type="float">
            <text:p>0.1292001</text:p>
          </table:table-cell>
          <table:table-cell office:value-type="float" office:value="0.0004306668" calcext:value-type="float">
            <text:p>0.000430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709999" calcext:value-type="float">
            <text:p>0.6709999</text:p>
          </table:table-cell>
          <table:table-cell office:value-type="float" office:value="0.002236666" calcext:value-type="float">
            <text:p>0.00223666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536002" calcext:value-type="float">
            <text:p>0.1536002</text:p>
          </table:table-cell>
          <table:table-cell office:value-type="float" office:value="0.0005120007" calcext:value-type="float">
            <text:p>0.000512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79399" calcext:value-type="float">
            <text:p>1.479399</text:p>
          </table:table-cell>
          <table:table-cell office:value-type="float" office:value="0.004931329" calcext:value-type="float">
            <text:p>0.0049313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.29199" calcext:value-type="float">
            <text:p>32.29199</text:p>
          </table:table-cell>
          <table:table-cell office:value-type="float" office:value="0.10764" calcext:value-type="float">
            <text:p>0.10764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2497" calcext:value-type="float">
            <text:p>0.2497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894997" calcext:value-type="float">
            <text:p>0.6894997</text:p>
          </table:table-cell>
          <table:table-cell office:value-type="float" office:value="0.002298333" calcext:value-type="float">
            <text:p>0.00229833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1.21428" calcext:value-type="float">
            <text:p>61.21428</text:p>
          </table:table-cell>
          <table:table-cell office:value-type="float" office:value="0.2040476" calcext:value-type="float">
            <text:p>0.2040476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4057" calcext:value-type="float">
            <text:p>0.4057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977999" calcext:value-type="float">
            <text:p>2.977999</text:p>
          </table:table-cell>
          <table:table-cell office:value-type="float" office:value="0.009926663" calcext:value-type="float">
            <text:p>0.00992666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.02139998" calcext:value-type="float">
            <text:p>0.02139998</text:p>
          </table:table-cell>
          <table:table-cell office:value-type="float" office:value="0.00007133327" calcext:value-type="float">
            <text:p>7.13332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9999998" calcext:value-type="float">
            <text:p>0.009999998</text:p>
          </table:table-cell>
          <table:table-cell office:value-type="float" office:value="0.00003333333" calcext:value-type="float">
            <text:p>3.3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7300001" calcext:value-type="float">
            <text:p>0.007300001</text:p>
          </table:table-cell>
          <table:table-cell office:value-type="float" office:value="0.00002433334" calcext:value-type="float">
            <text:p>2.43333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6700002" calcext:value-type="float">
            <text:p>0.006700002</text:p>
          </table:table-cell>
          <table:table-cell office:value-type="float" office:value="0.00002233334" calcext:value-type="float">
            <text:p>2.233334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3500001" calcext:value-type="float">
            <text:p>0.003500001</text:p>
          </table:table-cell>
          <table:table-cell office:value-type="float" office:value="0.00001166667" calcext:value-type="float">
            <text:p>1.1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840005" calcext:value-type="float">
            <text:p>0.03840005</text:p>
          </table:table-cell>
          <table:table-cell office:value-type="float" office:value="0.0001280002" calcext:value-type="float">
            <text:p>0.000128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410014" calcext:value-type="float">
            <text:p>0.06410014</text:p>
          </table:table-cell>
          <table:table-cell office:value-type="float" office:value="0.0002136671" calcext:value-type="float">
            <text:p>0.000213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876996" calcext:value-type="float">
            <text:p>0.1876996</text:p>
          </table:table-cell>
          <table:table-cell office:value-type="float" office:value="0.0006256654" calcext:value-type="float">
            <text:p>0.00062566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500011" calcext:value-type="float">
            <text:p>0.08500011</text:p>
          </table:table-cell>
          <table:table-cell office:value-type="float" office:value="0.0002833337" calcext:value-type="float">
            <text:p>0.000283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.009999992" calcext:value-type="float">
            <text:p>0.009999992</text:p>
          </table:table-cell>
          <table:table-cell office:value-type="float" office:value="0.00003333331" calcext:value-type="float">
            <text:p>3.33333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8.9089" calcext:value-type="float">
            <text:p>108.9089</text:p>
          </table:table-cell>
          <table:table-cell office:value-type="float" office:value="0.3630297" calcext:value-type="float">
            <text:p>0.3630297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8918" calcext:value-type="float">
            <text:p>0.8918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014002" calcext:value-type="float">
            <text:p>0.3014002</text:p>
          </table:table-cell>
          <table:table-cell office:value-type="float" office:value="0.001004667" calcext:value-type="float">
            <text:p>0.001004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450997" calcext:value-type="float">
            <text:p>0.2450997</text:p>
          </table:table-cell>
          <table:table-cell office:value-type="float" office:value="0.0008169989" calcext:value-type="float">
            <text:p>0.000816998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530021" calcext:value-type="float">
            <text:p>0.07530021</text:p>
          </table:table-cell>
          <table:table-cell office:value-type="float" office:value="0.0002510007" calcext:value-type="float">
            <text:p>0.0002510007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350003" calcext:value-type="float">
            <text:p>0.04350003</text:p>
          </table:table-cell>
          <table:table-cell office:value-type="float" office:value="0.0001450001" calcext:value-type="float">
            <text:p>0.0001450001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710007" calcext:value-type="float">
            <text:p>0.03710007</text:p>
          </table:table-cell>
          <table:table-cell office:value-type="float" office:value="0.0001236669" calcext:value-type="float">
            <text:p>0.0001236669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161001" calcext:value-type="float">
            <text:p>0.1161001</text:p>
          </table:table-cell>
          <table:table-cell office:value-type="float" office:value="0.0003870004" calcext:value-type="float">
            <text:p>0.000387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840007" calcext:value-type="float">
            <text:p>0.04840007</text:p>
          </table:table-cell>
          <table:table-cell office:value-type="float" office:value="0.0001613336" calcext:value-type="float">
            <text:p>0.0001613336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400004" calcext:value-type="float">
            <text:p>0.04400004</text:p>
          </table:table-cell>
          <table:table-cell office:value-type="float" office:value="0.0001466668" calcext:value-type="float">
            <text:p>0.000146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443001" calcext:value-type="float">
            <text:p>0.9443001</text:p>
          </table:table-cell>
          <table:table-cell office:value-type="float" office:value="0.003147667" calcext:value-type="float">
            <text:p>0.00314766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739998" calcext:value-type="float">
            <text:p>0.01739998</text:p>
          </table:table-cell>
          <table:table-cell office:value-type="float" office:value="0.00005799993" calcext:value-type="float">
            <text:p>5.7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339999" calcext:value-type="float">
            <text:p>0.01339999</text:p>
          </table:table-cell>
          <table:table-cell office:value-type="float" office:value="0.00004466662" calcext:value-type="float">
            <text:p>4.4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359997" calcext:value-type="float">
            <text:p>0.02359997</text:p>
          </table:table-cell>
          <table:table-cell office:value-type="float" office:value="0.00007866657" calcext:value-type="float">
            <text:p>7.8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965999" calcext:value-type="float">
            <text:p>0.3965999</text:p>
          </table:table-cell>
          <table:table-cell office:value-type="float" office:value="0.001322" calcext:value-type="float">
            <text:p>0.0013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119996" calcext:value-type="float">
            <text:p>0.03119996</text:p>
          </table:table-cell>
          <table:table-cell office:value-type="float" office:value="0.0001039999" calcext:value-type="float">
            <text:p>0.000103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840002" calcext:value-type="float">
            <text:p>0.04840002</text:p>
          </table:table-cell>
          <table:table-cell office:value-type="float" office:value="0.0001613334" calcext:value-type="float">
            <text:p>0.00016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299997" calcext:value-type="float">
            <text:p>0.02299997</text:p>
          </table:table-cell>
          <table:table-cell office:value-type="float" office:value="0.00007666657" calcext:value-type="float">
            <text:p>7.6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099999" calcext:value-type="float">
            <text:p>0.01099999</text:p>
          </table:table-cell>
          <table:table-cell office:value-type="float" office:value="0.00003666664" calcext:value-type="float">
            <text:p>3.6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21" calcext:value-type="float">
            <text:p>0.0521</text:p>
          </table:table-cell>
          <table:table-cell office:value-type="float" office:value="0.0001736667" calcext:value-type="float">
            <text:p>0.0001736667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601999" calcext:value-type="float">
            <text:p>0.1601999</text:p>
          </table:table-cell>
          <table:table-cell office:value-type="float" office:value="0.0005339997" calcext:value-type="float">
            <text:p>0.00053399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565997" calcext:value-type="float">
            <text:p>0.2565997</text:p>
          </table:table-cell>
          <table:table-cell office:value-type="float" office:value="0.0008553322" calcext:value-type="float">
            <text:p>0.000855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67" calcext:value-type="float">
            <text:p>0.267</text:p>
          </table:table-cell>
          <table:table-cell office:value-type="float" office:value="0.0008900001" calcext:value-type="float">
            <text:p>0.00089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7.4654" calcext:value-type="float">
            <text:p>107.4654</text:p>
          </table:table-cell>
          <table:table-cell office:value-type="float" office:value="0.358218" calcext:value-type="float">
            <text:p>0.358218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8846" calcext:value-type="float">
            <text:p>0.8846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029996" calcext:value-type="float">
            <text:p>0.03029996</text:p>
          </table:table-cell>
          <table:table-cell office:value-type="float" office:value="0.0001009999" calcext:value-type="float">
            <text:p>0.000100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179997" calcext:value-type="float">
            <text:p>0.03179997</text:p>
          </table:table-cell>
          <table:table-cell office:value-type="float" office:value="0.0001059999" calcext:value-type="float">
            <text:p>0.0001059999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28001" calcext:value-type="float">
            <text:p>0.0728001</text:p>
          </table:table-cell>
          <table:table-cell office:value-type="float" office:value="0.000242667" calcext:value-type="float">
            <text:p>0.000242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430009" calcext:value-type="float">
            <text:p>0.07430009</text:p>
          </table:table-cell>
          <table:table-cell office:value-type="float" office:value="0.000247667" calcext:value-type="float">
            <text:p>0.000247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700002" calcext:value-type="float">
            <text:p>0.03700002</text:p>
          </table:table-cell>
          <table:table-cell office:value-type="float" office:value="0.0001233334" calcext:value-type="float">
            <text:p>0.0001233334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13999" calcext:value-type="float">
            <text:p>0.1013999</text:p>
          </table:table-cell>
          <table:table-cell office:value-type="float" office:value="0.0003379998" calcext:value-type="float">
            <text:p>0.000337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3.37561" calcext:value-type="float">
            <text:p>73.37561</text:p>
          </table:table-cell>
          <table:table-cell office:value-type="float" office:value="0.2445854" calcext:value-type="float">
            <text:p>0.2445854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4729" calcext:value-type="float">
            <text:p>0.4729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120005" calcext:value-type="float">
            <text:p>0.04120005</text:p>
          </table:table-cell>
          <table:table-cell office:value-type="float" office:value="0.0001373335" calcext:value-type="float">
            <text:p>0.000137333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460013" calcext:value-type="float">
            <text:p>0.04460013</text:p>
          </table:table-cell>
          <table:table-cell office:value-type="float" office:value="0.0001486671" calcext:value-type="float">
            <text:p>0.000148667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53996" calcext:value-type="float">
            <text:p>0.1953996</text:p>
          </table:table-cell>
          <table:table-cell office:value-type="float" office:value="0.0006513321" calcext:value-type="float">
            <text:p>0.00065133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990003" calcext:value-type="float">
            <text:p>0.05990003</text:p>
          </table:table-cell>
          <table:table-cell office:value-type="float" office:value="0.0001996668" calcext:value-type="float">
            <text:p>0.00019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44001" calcext:value-type="float">
            <text:p>0.0844001</text:p>
          </table:table-cell>
          <table:table-cell office:value-type="float" office:value="0.0002813337" calcext:value-type="float">
            <text:p>0.000281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250001" calcext:value-type="float">
            <text:p>0.0525000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120997" calcext:value-type="float">
            <text:p>0.2120997</text:p>
          </table:table-cell>
          <table:table-cell office:value-type="float" office:value="0.0007069989" calcext:value-type="float">
            <text:p>0.000706998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907003" calcext:value-type="float">
            <text:p>0.2907003</text:p>
          </table:table-cell>
          <table:table-cell office:value-type="float" office:value="0.0009690012" calcext:value-type="float">
            <text:p>0.000969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500004" calcext:value-type="float">
            <text:p>0.04500004</text:p>
          </table:table-cell>
          <table:table-cell office:value-type="float" office:value="0.0001500001" calcext:value-type="float">
            <text:p>0.00015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413998" calcext:value-type="float">
            <text:p>0.7413998</text:p>
          </table:table-cell>
          <table:table-cell office:value-type="float" office:value="0.002471333" calcext:value-type="float">
            <text:p>0.002471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337002" calcext:value-type="float">
            <text:p>0.3337002</text:p>
          </table:table-cell>
          <table:table-cell office:value-type="float" office:value="0.001112334" calcext:value-type="float">
            <text:p>0.001112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5219005" calcext:value-type="float">
            <text:p>0.5219005</text:p>
          </table:table-cell>
          <table:table-cell office:value-type="float" office:value="0.001739668" calcext:value-type="float">
            <text:p>0.0017396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154" calcext:value-type="float">
            <text:p>4.5154</text:p>
          </table:table-cell>
          <table:table-cell office:value-type="float" office:value="0.01505133" calcext:value-type="float">
            <text:p>0.0150513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269999" calcext:value-type="float">
            <text:p>0.0326999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299999" calcext:value-type="float">
            <text:p>0.01299999</text:p>
          </table:table-cell>
          <table:table-cell office:value-type="float" office:value="0.00004333329" calcext:value-type="float">
            <text:p>4.3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420004" calcext:value-type="float">
            <text:p>0.06420004</text:p>
          </table:table-cell>
          <table:table-cell office:value-type="float" office:value="0.0002140001" calcext:value-type="float">
            <text:p>0.00021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719997" calcext:value-type="float">
            <text:p>0.02719997</text:p>
          </table:table-cell>
          <table:table-cell office:value-type="float" office:value="0.00009066656" calcext:value-type="float">
            <text:p>9.0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540002" calcext:value-type="float">
            <text:p>0.04540002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009996" calcext:value-type="float">
            <text:p>0.03009996</text:p>
          </table:table-cell>
          <table:table-cell office:value-type="float" office:value="0.0001003332" calcext:value-type="float">
            <text:p>0.000100333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476001" calcext:value-type="float">
            <text:p>0.9476001</text:p>
          </table:table-cell>
          <table:table-cell office:value-type="float" office:value="0.003158667" calcext:value-type="float">
            <text:p>0.00315866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470002" calcext:value-type="float">
            <text:p>0.06470002</text:p>
          </table:table-cell>
          <table:table-cell office:value-type="float" office:value="0.0002156667" calcext:value-type="float">
            <text:p>0.00021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7761" calcext:value-type="float">
            <text:p>0.7761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759998" calcext:value-type="float">
            <text:p>0.02759998</text:p>
          </table:table-cell>
          <table:table-cell office:value-type="float" office:value="0.00009199991" calcext:value-type="float">
            <text:p>9.1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748999" calcext:value-type="float">
            <text:p>0.3748999</text:p>
          </table:table-cell>
          <table:table-cell office:value-type="float" office:value="0.001249666" calcext:value-type="float">
            <text:p>0.0012496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49999" calcext:value-type="float">
            <text:p>0.1049999</text:p>
          </table:table-cell>
          <table:table-cell office:value-type="float" office:value="0.0003499998" calcext:value-type="float">
            <text:p>0.000349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050026" calcext:value-type="float">
            <text:p>0.09050026</text:p>
          </table:table-cell>
          <table:table-cell office:value-type="float" office:value="0.0003016675" calcext:value-type="float">
            <text:p>0.00030166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37" calcext:value-type="float">
            <text:p>0.0337</text:p>
          </table:table-cell>
          <table:table-cell office:value-type="float" office:value="0.0001123333" calcext:value-type="float">
            <text:p>0.000112333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380002" calcext:value-type="float">
            <text:p>0.05380002</text:p>
          </table:table-cell>
          <table:table-cell office:value-type="float" office:value="0.0001793334" calcext:value-type="float">
            <text:p>0.000179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680004" calcext:value-type="float">
            <text:p>0.05680004</text:p>
          </table:table-cell>
          <table:table-cell office:value-type="float" office:value="0.0001893335" calcext:value-type="float">
            <text:p>0.000189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210005" calcext:value-type="float">
            <text:p>0.04210005</text:p>
          </table:table-cell>
          <table:table-cell office:value-type="float" office:value="0.0001403335" calcext:value-type="float">
            <text:p>0.000140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749998" calcext:value-type="float">
            <text:p>0.01749998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459998" calcext:value-type="float">
            <text:p>0.01459998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760005" calcext:value-type="float">
            <text:p>0.03760005</text:p>
          </table:table-cell>
          <table:table-cell office:value-type="float" office:value="0.0001253335" calcext:value-type="float">
            <text:p>0.000125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70999" calcext:value-type="float">
            <text:p>0.1070999</text:p>
          </table:table-cell>
          <table:table-cell office:value-type="float" office:value="0.0003569996" calcext:value-type="float">
            <text:p>0.000356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189997" calcext:value-type="float">
            <text:p>0.03189997</text:p>
          </table:table-cell>
          <table:table-cell office:value-type="float" office:value="0.0001063332" calcext:value-type="float">
            <text:p>0.000106333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250001" calcext:value-type="float">
            <text:p>0.06250001</text:p>
          </table:table-cell>
          <table:table-cell office:value-type="float" office:value="0.0002083334" calcext:value-type="float">
            <text:p>0.000208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940002" calcext:value-type="float">
            <text:p>0.05940002</text:p>
          </table:table-cell>
          <table:table-cell office:value-type="float" office:value="0.0001980001" calcext:value-type="float">
            <text:p>0.000198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563601" calcext:value-type="float">
            <text:p>1.563601</text:p>
          </table:table-cell>
          <table:table-cell office:value-type="float" office:value="0.005212002" calcext:value-type="float">
            <text:p>0.00521200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830006" calcext:value-type="float">
            <text:p>0.03830006</text:p>
          </table:table-cell>
          <table:table-cell office:value-type="float" office:value="0.0001276669" calcext:value-type="float">
            <text:p>0.0001276669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369999" calcext:value-type="float">
            <text:p>0.4369999</text:p>
          </table:table-cell>
          <table:table-cell office:value-type="float" office:value="0.001456666" calcext:value-type="float">
            <text:p>0.001456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570008" calcext:value-type="float">
            <text:p>0.04570008</text:p>
          </table:table-cell>
          <table:table-cell office:value-type="float" office:value="0.0001523336" calcext:value-type="float">
            <text:p>0.0001523336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160012" calcext:value-type="float">
            <text:p>0.08160012</text:p>
          </table:table-cell>
          <table:table-cell office:value-type="float" office:value="0.0002720004" calcext:value-type="float">
            <text:p>0.000272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500002" calcext:value-type="float">
            <text:p>0.03500002</text:p>
          </table:table-cell>
          <table:table-cell office:value-type="float" office:value="0.0001166667" calcext:value-type="float">
            <text:p>0.0001166667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417001" calcext:value-type="float">
            <text:p>0.4417001</text:p>
          </table:table-cell>
          <table:table-cell office:value-type="float" office:value="0.001472334" calcext:value-type="float">
            <text:p>0.001472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653399" calcext:value-type="float">
            <text:p>2.653399</text:p>
          </table:table-cell>
          <table:table-cell office:value-type="float" office:value="0.008844665" calcext:value-type="float">
            <text:p>0.00884466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00009833334" calcext:value-type="float">
            <text:p>9.833334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0.05350009" calcext:value-type="float">
            <text:p>0.05350009</text:p>
          </table:table-cell>
          <table:table-cell office:value-type="float" office:value="0.0001783336" calcext:value-type="float">
            <text:p>0.0001783336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247003" calcext:value-type="float">
            <text:p>0.4247003</text:p>
          </table:table-cell>
          <table:table-cell office:value-type="float" office:value="0.001415668" calcext:value-type="float">
            <text:p>0.0014156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429996" calcext:value-type="float">
            <text:p>0.2429996</text:p>
          </table:table-cell>
          <table:table-cell office:value-type="float" office:value="0.0008099985" calcext:value-type="float">
            <text:p>0.00080999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428997" calcext:value-type="float">
            <text:p>0.2428997</text:p>
          </table:table-cell>
          <table:table-cell office:value-type="float" office:value="0.0008096658" calcext:value-type="float">
            <text:p>0.000809665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06006" calcext:value-type="float">
            <text:p>0.1006006</text:p>
          </table:table-cell>
          <table:table-cell office:value-type="float" office:value="0.0003353352" calcext:value-type="float">
            <text:p>0.00033533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628002" calcext:value-type="float">
            <text:p>0.1628002</text:p>
          </table:table-cell>
          <table:table-cell office:value-type="float" office:value="0.0005426673" calcext:value-type="float">
            <text:p>0.00054266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19998" calcext:value-type="float">
            <text:p>0.01619998</text:p>
          </table:table-cell>
          <table:table-cell office:value-type="float" office:value="0.00005399994" calcext:value-type="float">
            <text:p>5.3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830005" calcext:value-type="float">
            <text:p>0.06830005</text:p>
          </table:table-cell>
          <table:table-cell office:value-type="float" office:value="0.0002276668" calcext:value-type="float">
            <text:p>0.000227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496001" calcext:value-type="float">
            <text:p>0.4496001</text:p>
          </table:table-cell>
          <table:table-cell office:value-type="float" office:value="0.001498667" calcext:value-type="float">
            <text:p>0.001498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313001" calcext:value-type="float">
            <text:p>0.1313001</text:p>
          </table:table-cell>
          <table:table-cell office:value-type="float" office:value="0.000437667" calcext:value-type="float">
            <text:p>0.000437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929999" calcext:value-type="float">
            <text:p>0.08929999</text:p>
          </table:table-cell>
          <table:table-cell office:value-type="float" office:value="0.0002976666" calcext:value-type="float">
            <text:p>0.000297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849996" calcext:value-type="float">
            <text:p>0.9849996</text:p>
          </table:table-cell>
          <table:table-cell office:value-type="float" office:value="0.003283332" calcext:value-type="float">
            <text:p>0.0032833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940011" calcext:value-type="float">
            <text:p>0.07940011</text:p>
          </table:table-cell>
          <table:table-cell office:value-type="float" office:value="0.000264667" calcext:value-type="float">
            <text:p>0.000264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030008" calcext:value-type="float">
            <text:p>0.09030008</text:p>
          </table:table-cell>
          <table:table-cell office:value-type="float" office:value="0.0003010003" calcext:value-type="float">
            <text:p>0.000301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Profiler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5825006" calcext:value-type="float">
            <text:p>0.5825006</text:p>
          </table:table-cell>
          <table:table-cell office:value-type="float" office:value="0.001941669" calcext:value-type="float">
            <text:p>0.0019416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300006" calcext:value-type="float">
            <text:p>0.04300006</text:p>
          </table:table-cell>
          <table:table-cell office:value-type="float" office:value="0.0001433336" calcext:value-type="float">
            <text:p>0.000143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373899" calcext:value-type="float">
            <text:p>1.373899</text:p>
          </table:table-cell>
          <table:table-cell office:value-type="float" office:value="0.004579665" calcext:value-type="float">
            <text:p>0.00457966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970005" calcext:value-type="float">
            <text:p>0.07970005</text:p>
          </table:table-cell>
          <table:table-cell office:value-type="float" office:value="0.0002656668" calcext:value-type="float">
            <text:p>0.000265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99999" calcext:value-type="float">
            <text:p>0.1099999</text:p>
          </table:table-cell>
          <table:table-cell office:value-type="float" office:value="0.0003666662" calcext:value-type="float">
            <text:p>0.000366666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509997" calcext:value-type="float">
            <text:p>0.02509997</text:p>
          </table:table-cell>
          <table:table-cell office:value-type="float" office:value="0.00008366656" calcext:value-type="float">
            <text:p>8.3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760002" calcext:value-type="float">
            <text:p>0.06760002</text:p>
          </table:table-cell>
          <table:table-cell office:value-type="float" office:value="0.0002253334" calcext:value-type="float">
            <text:p>0.000225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74101" calcext:value-type="float">
            <text:p>4.474101</text:p>
          </table:table-cell>
          <table:table-cell office:value-type="float" office:value="0.01491367" calcext:value-type="float">
            <text:p>0.014913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695001" calcext:value-type="float">
            <text:p>0.2695001</text:p>
          </table:table-cell>
          <table:table-cell office:value-type="float" office:value="0.0008983338" calcext:value-type="float">
            <text:p>0.000898333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7248" calcext:value-type="float">
            <text:p>2.7248</text:p>
          </table:table-cell>
          <table:table-cell office:value-type="float" office:value="0.009082667" calcext:value-type="float">
            <text:p>0.009082667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534998" calcext:value-type="float">
            <text:p>0.2534998</text:p>
          </table:table-cell>
          <table:table-cell office:value-type="float" office:value="0.0008449994" calcext:value-type="float">
            <text:p>0.000844999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33002" calcext:value-type="float">
            <text:p>0.0833002</text:p>
          </table:table-cell>
          <table:table-cell office:value-type="float" office:value="0.0002776673" calcext:value-type="float">
            <text:p>0.0002776673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310005" calcext:value-type="float">
            <text:p>0.04310005</text:p>
          </table:table-cell>
          <table:table-cell office:value-type="float" office:value="0.0001436668" calcext:value-type="float">
            <text:p>0.000143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389998" calcext:value-type="float">
            <text:p>0.01389998</text:p>
          </table:table-cell>
          <table:table-cell office:value-type="float" office:value="0.00004633328" calcext:value-type="float">
            <text:p>4.6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8399995" calcext:value-type="float">
            <text:p>0.008399995</text:p>
          </table:table-cell>
          <table:table-cell office:value-type="float" office:value="0.00002799998" calcext:value-type="float">
            <text:p>2.7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743002" calcext:value-type="float">
            <text:p>0.1743002</text:p>
          </table:table-cell>
          <table:table-cell office:value-type="float" office:value="0.0005810006" calcext:value-type="float">
            <text:p>0.000581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0.0002133333" calcext:value-type="float">
            <text:p>0.000213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0.7495871" calcext:value-type="float">
            <text:p>0.7495871</text:p>
          </table:table-cell>
          <table:table-cell office:value-type="float" office:value="0.002498623" calcext:value-type="float">
            <text:p>0.00249862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.2360024" calcext:value-type="float">
            <text:p>0.2360024</text:p>
          </table:table-cell>
          <table:table-cell office:value-type="float" office:value="0.0007866746" calcext:value-type="float">
            <text:p>0.00078667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0.1349004" calcext:value-type="float">
            <text:p>0.1349004</text:p>
          </table:table-cell>
          <table:table-cell office:value-type="float" office:value="0.000449668" calcext:value-type="float">
            <text:p>0.000449668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790005" calcext:value-type="float">
            <text:p>0.04790005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410003" calcext:value-type="float">
            <text:p>0.04410003</text:p>
          </table:table-cell>
          <table:table-cell office:value-type="float" office:value="0.0001470001" calcext:value-type="float">
            <text:p>0.000147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870003" calcext:value-type="float">
            <text:p>0.03870003</text:p>
          </table:table-cell>
          <table:table-cell office:value-type="float" office:value="0.0001290001" calcext:value-type="float">
            <text:p>0.000129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.3907" calcext:value-type="float">
            <text:p>1.3907</text:p>
          </table:table-cell>
          <table:table-cell office:value-type="float" office:value="0.004635667" calcext:value-type="float">
            <text:p>0.004635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245901" calcext:value-type="float">
            <text:p>1.245901</text:p>
          </table:table-cell>
          <table:table-cell office:value-type="float" office:value="0.004153002" calcext:value-type="float">
            <text:p>0.004153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.1415" calcext:value-type="float">
            <text:p>1.1415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0348" calcext:value-type="float">
            <text:p>1.0348</text:p>
          </table:table-cell>
          <table:table-cell office:value-type="float" office:value="0.003449334" calcext:value-type="float">
            <text:p>0.00344933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9699999" calcext:value-type="float">
            <text:p>0.009699999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269999" calcext:value-type="float">
            <text:p>0.01269999</text:p>
          </table:table-cell>
          <table:table-cell office:value-type="float" office:value="0.00004233329" calcext:value-type="float">
            <text:p>4.2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749998" calcext:value-type="float">
            <text:p>0.01749998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99998" calcext:value-type="float">
            <text:p>0.01699998</text:p>
          </table:table-cell>
          <table:table-cell office:value-type="float" office:value="0.0000566666" calcext:value-type="float">
            <text:p>5.6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489998" calcext:value-type="float">
            <text:p>0.01489998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130002" calcext:value-type="float">
            <text:p>0.06130002</text:p>
          </table:table-cell>
          <table:table-cell office:value-type="float" office:value="0.0002043334" calcext:value-type="float">
            <text:p>0.000204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.03750006" calcext:value-type="float">
            <text:p>0.03750006</text:p>
          </table:table-cell>
          <table:table-cell office:value-type="float" office:value="0.0001250002" calcext:value-type="float">
            <text:p>0.000125000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02099997" calcext:value-type="float">
            <text:p>0.02099997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.036296" calcext:value-type="float">
            <text:p>7.036296</text:p>
          </table:table-cell>
          <table:table-cell office:value-type="float" office:value="0.02345432" calcext:value-type="float">
            <text:p>0.0234543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049997" calcext:value-type="float">
            <text:p>0.02049997</text:p>
          </table:table-cell>
          <table:table-cell office:value-type="float" office:value="0.00006833325" calcext:value-type="float">
            <text:p>6.8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190003" calcext:value-type="float">
            <text:p>0.04190003</text:p>
          </table:table-cell>
          <table:table-cell office:value-type="float" office:value="0.0001396668" calcext:value-type="float">
            <text:p>0.00013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.62759" calcext:value-type="float">
            <text:p>12.62759</text:p>
          </table:table-cell>
          <table:table-cell office:value-type="float" office:value="0.04209198" calcext:value-type="float">
            <text:p>0.0420919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38997" calcext:value-type="float">
            <text:p>0.1938997</text:p>
          </table:table-cell>
          <table:table-cell office:value-type="float" office:value="0.0006463322" calcext:value-type="float">
            <text:p>0.000646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789" calcext:value-type="float">
            <text:p>0.3789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880001" calcext:value-type="float">
            <text:p>0.04880001</text:p>
          </table:table-cell>
          <table:table-cell office:value-type="float" office:value="0.0001626667" calcext:value-type="float">
            <text:p>0.000162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49998" calcext:value-type="float">
            <text:p>0.01649998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89998" calcext:value-type="float">
            <text:p>0.01889998</text:p>
          </table:table-cell>
          <table:table-cell office:value-type="float" office:value="0.00006299993" calcext:value-type="float">
            <text:p>6.2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989998" calcext:value-type="float">
            <text:p>0.01989998</text:p>
          </table:table-cell>
          <table:table-cell office:value-type="float" office:value="0.00006633325" calcext:value-type="float">
            <text:p>6.6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0.6714001" calcext:value-type="float">
            <text:p>0.6714001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.239201" calcext:value-type="float">
            <text:p>6.239201</text:p>
          </table:table-cell>
          <table:table-cell office:value-type="float" office:value="0.02079733" calcext:value-type="float">
            <text:p>0.020797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38" calcext:value-type="float">
            <text:p>0.123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.633601" calcext:value-type="float">
            <text:p>1.633601</text:p>
          </table:table-cell>
          <table:table-cell office:value-type="float" office:value="0.005445338" calcext:value-type="float">
            <text:p>0.005445338</text:p>
          </table:table-cell>
          <table:table-cell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0.0009003334" calcext:value-type="float">
            <text:p>0.000900333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21" calcext:value-type="float">
            <text:p>0.0521</text:p>
          </table:table-cell>
          <table:table-cell office:value-type="float" office:value="0.0001736667" calcext:value-type="float">
            <text:p>0.000173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6999999" calcext:value-type="float">
            <text:p>0.006999999</text:p>
          </table:table-cell>
          <table:table-cell office:value-type="float" office:value="0.00002333333" calcext:value-type="float">
            <text:p>2.3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475002" calcext:value-type="float">
            <text:p>0.1475002</text:p>
          </table:table-cell>
          <table:table-cell office:value-type="float" office:value="0.0004916672" calcext:value-type="float">
            <text:p>0.00049166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490008" calcext:value-type="float">
            <text:p>0.07490008</text:p>
          </table:table-cell>
          <table:table-cell office:value-type="float" office:value="0.0002496669" calcext:value-type="float">
            <text:p>0.000249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979997" calcext:value-type="float">
            <text:p>0.02979997</text:p>
          </table:table-cell>
          <table:table-cell office:value-type="float" office:value="0.00009933324" calcext:value-type="float">
            <text:p>9.9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649996" calcext:value-type="float">
            <text:p>0.02649996</text:p>
          </table:table-cell>
          <table:table-cell office:value-type="float" office:value="0.00008833322" calcext:value-type="float">
            <text:p>8.8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879998" calcext:value-type="float">
            <text:p>0.01879998</text:p>
          </table:table-cell>
          <table:table-cell office:value-type="float" office:value="0.00006266659" calcext:value-type="float">
            <text:p>6.2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469998" calcext:value-type="float">
            <text:p>0.01469998</text:p>
          </table:table-cell>
          <table:table-cell office:value-type="float" office:value="0.00004899994" calcext:value-type="float">
            <text:p>4.8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040018" calcext:value-type="float">
            <text:p>0.08040018</text:p>
          </table:table-cell>
          <table:table-cell office:value-type="float" office:value="0.0002680006" calcext:value-type="float">
            <text:p>0.0002680006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519999" calcext:value-type="float">
            <text:p>0.0551999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090005" calcext:value-type="float">
            <text:p>0.05090005</text:p>
          </table:table-cell>
          <table:table-cell office:value-type="float" office:value="0.0001696668" calcext:value-type="float">
            <text:p>0.0001696668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739996" calcext:value-type="float">
            <text:p>0.02739996</text:p>
          </table:table-cell>
          <table:table-cell office:value-type="float" office:value="0.00009133322" calcext:value-type="float">
            <text:p>9.1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519998" calcext:value-type="float">
            <text:p>0.01519998</text:p>
          </table:table-cell>
          <table:table-cell office:value-type="float" office:value="0.00005066661" calcext:value-type="float">
            <text:p>5.0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950003" calcext:value-type="float">
            <text:p>0.04950003</text:p>
          </table:table-cell>
          <table:table-cell office:value-type="float" office:value="0.0001650001" calcext:value-type="float">
            <text:p>0.000165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89998" calcext:value-type="float">
            <text:p>0.01689998</text:p>
          </table:table-cell>
          <table:table-cell office:value-type="float" office:value="0.00005633327" calcext:value-type="float">
            <text:p>5.6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339999" calcext:value-type="float">
            <text:p>0.03339999</text:p>
          </table:table-cell>
          <table:table-cell office:value-type="float" office:value="0.0001113333" calcext:value-type="float">
            <text:p>0.000111333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ystem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019997" calcext:value-type="float">
            <text:p>0.02019997</text:p>
          </table:table-cell>
          <table:table-cell office:value-type="float" office:value="0.00006733325" calcext:value-type="float">
            <text:p>6.7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719998" calcext:value-type="float">
            <text:p>0.01719998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309999" calcext:value-type="float">
            <text:p>0.01309999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409997" calcext:value-type="float">
            <text:p>0.02409997</text:p>
          </table:table-cell>
          <table:table-cell office:value-type="float" office:value="0.00008033324" calcext:value-type="float">
            <text:p>8.0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.0811" calcext:value-type="float">
            <text:p>10.0811</text:p>
          </table:table-cell>
          <table:table-cell office:value-type="float" office:value="0.03360366" calcext:value-type="float">
            <text:p>0.0336036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049999" calcext:value-type="float">
            <text:p>0.01049999</text:p>
          </table:table-cell>
          <table:table-cell office:value-type="float" office:value="0.00003499997" calcext:value-type="float">
            <text:p>3.4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08499994" calcext:value-type="float">
            <text:p>0.008499994</text:p>
          </table:table-cell>
          <table:table-cell office:value-type="float" office:value="0.00002833331" calcext:value-type="float">
            <text:p>2.83333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37001" calcext:value-type="float">
            <text:p>0.0737001</text:p>
          </table:table-cell>
          <table:table-cell office:value-type="float" office:value="0.000245667" calcext:value-type="float">
            <text:p>0.000245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900004" calcext:value-type="float">
            <text:p>0.04900004</text:p>
          </table:table-cell>
          <table:table-cell office:value-type="float" office:value="0.0001633334" calcext:value-type="float">
            <text:p>0.000163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340005" calcext:value-type="float">
            <text:p>0.05340005</text:p>
          </table:table-cell>
          <table:table-cell office:value-type="float" office:value="0.0001780002" calcext:value-type="float">
            <text:p>0.000178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141996" calcext:value-type="float">
            <text:p>0.2141996</text:p>
          </table:table-cell>
          <table:table-cell office:value-type="float" office:value="0.0007139987" calcext:value-type="float">
            <text:p>0.000713998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89999" calcext:value-type="float">
            <text:p>0.01189999</text:p>
          </table:table-cell>
          <table:table-cell office:value-type="float" office:value="0.00003966663" calcext:value-type="float">
            <text:p>3.9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91999" calcext:value-type="float">
            <text:p>0.0991999</text:p>
          </table:table-cell>
          <table:table-cell office:value-type="float" office:value="0.0003306663" calcext:value-type="float">
            <text:p>0.000330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860007" calcext:value-type="float">
            <text:p>0.06860007</text:p>
          </table:table-cell>
          <table:table-cell office:value-type="float" office:value="0.0002286669" calcext:value-type="float">
            <text:p>0.000228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759997" calcext:value-type="float">
            <text:p>0.09759997</text:p>
          </table:table-cell>
          <table:table-cell office:value-type="float" office:value="0.0003253332" calcext:value-type="float">
            <text:p>0.000325333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001576667" calcext:value-type="float">
            <text:p>0.0015766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99999" calcext:value-type="float">
            <text:p>0.01199999</text:p>
          </table:table-cell>
          <table:table-cell office:value-type="float" office:value="0.00003999996" calcext:value-type="float">
            <text:p>3.9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189999" calcext:value-type="float">
            <text:p>0.01189999</text:p>
          </table:table-cell>
          <table:table-cell office:value-type="float" office:value="0.00003966663" calcext:value-type="float">
            <text:p>3.9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359999" calcext:value-type="float">
            <text:p>0.01359999</text:p>
          </table:table-cell>
          <table:table-cell office:value-type="float" office:value="0.00004533328" calcext:value-type="float">
            <text:p>4.5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447997" calcext:value-type="float">
            <text:p>0.2447997</text:p>
          </table:table-cell>
          <table:table-cell office:value-type="float" office:value="0.0008159989" calcext:value-type="float">
            <text:p>0.000815998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736994" calcext:value-type="float">
            <text:p>0.9736994</text:p>
          </table:table-cell>
          <table:table-cell office:value-type="float" office:value="0.003245665" calcext:value-type="float">
            <text:p>0.0032456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6790015" calcext:value-type="float">
            <text:p>0.06790015</text:p>
          </table:table-cell>
          <table:table-cell office:value-type="float" office:value="0.0002263338" calcext:value-type="float">
            <text:p>0.000226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730012" calcext:value-type="float">
            <text:p>0.07730012</text:p>
          </table:table-cell>
          <table:table-cell office:value-type="float" office:value="0.0002576671" calcext:value-type="float">
            <text:p>0.000257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690999" calcext:value-type="float">
            <text:p>0.1690999</text:p>
          </table:table-cell>
          <table:table-cell office:value-type="float" office:value="0.0005636663" calcext:value-type="float">
            <text:p>0.00056366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153" calcext:value-type="float">
            <text:p>0.3153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0.2777005" calcext:value-type="float">
            <text:p>0.2777005</text:p>
          </table:table-cell>
          <table:table-cell office:value-type="float" office:value="0.0009256685" calcext:value-type="float">
            <text:p>0.0009256685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.2453016" calcext:value-type="float">
            <text:p>0.2453016</text:p>
          </table:table-cell>
          <table:table-cell office:value-type="float" office:value="0.0008176721" calcext:value-type="float">
            <text:p>0.000817672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05840034" calcext:value-type="float">
            <text:p>0.05840034</text:p>
          </table:table-cell>
          <table:table-cell office:value-type="float" office:value="0.0001946678" calcext:value-type="float">
            <text:p>0.000194667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1.88502" calcext:value-type="float">
            <text:p>61.88502</text:p>
          </table:table-cell>
          <table:table-cell office:value-type="float" office:value="0.2062834" calcext:value-type="float">
            <text:p>0.2062834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054995" calcext:value-type="float">
            <text:p>0.2054995</text:p>
          </table:table-cell>
          <table:table-cell office:value-type="float" office:value="0.0006849984" calcext:value-type="float">
            <text:p>0.000684998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278999" calcext:value-type="float">
            <text:p>0.1278999</text:p>
          </table:table-cell>
          <table:table-cell office:value-type="float" office:value="0.0004263331" calcext:value-type="float">
            <text:p>0.00042633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759997" calcext:value-type="float">
            <text:p>0.8759997</text:p>
          </table:table-cell>
          <table:table-cell office:value-type="float" office:value="0.002919999" calcext:value-type="float">
            <text:p>0.0029199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310002" calcext:value-type="float">
            <text:p>0.05310002</text:p>
          </table:table-cell>
          <table:table-cell office:value-type="float" office:value="0.0001770001" calcext:value-type="float">
            <text:p>0.000177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340005" calcext:value-type="float">
            <text:p>0.04340005</text:p>
          </table:table-cell>
          <table:table-cell office:value-type="float" office:value="0.0001446668" calcext:value-type="float">
            <text:p>0.0001446668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020007" calcext:value-type="float">
            <text:p>0.04020007</text:p>
          </table:table-cell>
          <table:table-cell office:value-type="float" office:value="0.0001340002" calcext:value-type="float">
            <text:p>0.00013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3960004" calcext:value-type="float">
            <text:p>0.03960004</text:p>
          </table:table-cell>
          <table:table-cell office:value-type="float" office:value="0.0001320001" calcext:value-type="float">
            <text:p>0.000132000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9819998" calcext:value-type="float">
            <text:p>0.09819998</text:p>
          </table:table-cell>
          <table:table-cell office:value-type="float" office:value="0.0003273333" calcext:value-type="float">
            <text:p>0.000327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7800023" calcext:value-type="float">
            <text:p>0.07800023</text:p>
          </table:table-cell>
          <table:table-cell office:value-type="float" office:value="0.0002600008" calcext:value-type="float">
            <text:p>0.000260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710001" calcext:value-type="float">
            <text:p>0.05710001</text:p>
          </table:table-cell>
          <table:table-cell office:value-type="float" office:value="0.0001903334" calcext:value-type="float">
            <text:p>0.000190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270006" calcext:value-type="float">
            <text:p>0.04270006</text:p>
          </table:table-cell>
          <table:table-cell office:value-type="float" office:value="0.0001423335" calcext:value-type="float">
            <text:p>0.000142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.0385" calcext:value-type="float">
            <text:p>15.0385</text:p>
          </table:table-cell>
          <table:table-cell office:value-type="float" office:value="0.05012835" calcext:value-type="float">
            <text:p>0.05012835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1341" calcext:value-type="float">
            <text:p>0.1341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2899996" calcext:value-type="float">
            <text:p>0.02899996</text:p>
          </table:table-cell>
          <table:table-cell office:value-type="float" office:value="0.00009666654" calcext:value-type="float">
            <text:p>9.6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004999" calcext:value-type="float">
            <text:p>0.1004999</text:p>
          </table:table-cell>
          <table:table-cell office:value-type="float" office:value="0.0003349996" calcext:value-type="float">
            <text:p>0.000334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29001" calcext:value-type="float">
            <text:p>1.429001</text:p>
          </table:table-cell>
          <table:table-cell office:value-type="float" office:value="0.004763336" calcext:value-type="float">
            <text:p>0.00476333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5910005" calcext:value-type="float">
            <text:p>0.05910005</text:p>
          </table:table-cell>
          <table:table-cell office:value-type="float" office:value="0.0001970002" calcext:value-type="float">
            <text:p>0.000197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324996" calcext:value-type="float">
            <text:p>0.2324996</text:p>
          </table:table-cell>
          <table:table-cell office:value-type="float" office:value="0.0007749987" calcext:value-type="float">
            <text:p>0.000774998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485002" calcext:value-type="float">
            <text:p>0.1485002</text:p>
          </table:table-cell>
          <table:table-cell office:value-type="float" office:value="0.0004950007" calcext:value-type="float">
            <text:p>0.000495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1499014" calcext:value-type="float">
            <text:p>0.1499014</text:p>
          </table:table-cell>
          <table:table-cell office:value-type="float" office:value="0.0004996715" calcext:value-type="float">
            <text:p>0.0004996715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1077012" calcext:value-type="float">
            <text:p>0.1077012</text:p>
          </table:table-cell>
          <table:table-cell office:value-type="float" office:value="0.0003590038" calcext:value-type="float">
            <text:p>0.000359003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1058012" calcext:value-type="float">
            <text:p>0.1058012</text:p>
          </table:table-cell>
          <table:table-cell office:value-type="float" office:value="0.0003526708" calcext:value-type="float">
            <text:p>0.000352670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1649998" calcext:value-type="float">
            <text:p>0.01649998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Video Reserv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Used Memory</text:p>
          </table:table-cell>
          <table:table-cell office:value-type="string" calcext:value-type="string">
            <text:p>NativeMem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.9353" calcext:value-type="float">
            <text:p>1.9353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.2009" calcext:value-type="float">
            <text:p>1.2009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43002" calcext:value-type="float">
            <text:p>0.1943002</text:p>
          </table:table-cell>
          <table:table-cell office:value-type="float" office:value="0.0006476673" calcext:value-type="float">
            <text:p>0.000647667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17" calcext:value-type="float">
            <text:p>0.011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429299" calcext:value-type="float">
            <text:p>1.429299</text:p>
          </table:table-cell>
          <table:table-cell office:value-type="float" office:value="0.004764332" calcext:value-type="float">
            <text:p>0.00476433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0634" calcext:value-type="float">
            <text:p>1.0634</text:p>
          </table:table-cell>
          <table:table-cell office:value-type="float" office:value="0.003544668" calcext:value-type="float">
            <text:p>0.00354466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56" calcext:value-type="float">
            <text:p>0.0156</text:p>
          </table:table-cell>
        </table:table-row>
      </table:table>
      <table:named-expressions/>
      <table:database-ranges>
        <table:database-range table:name="__Anonymous_Sheet_DB__0" table:target-range-address="VolumetriskVattenshaderHLSLProfilerData_SECOND_TEST_data_main_self.A1:VolumetriskVattenshaderHLSLProfilerData_SECOND_TEST_data_main_self.H4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16:16:16.030000000</dc:date>
    <meta:editing-duration>PT1H20M48S</meta:editing-duration>
    <meta:editing-cycles>2</meta:editing-cycles>
    <meta:generator>LibreOffice/6.4.2.2$Windows_X86_64 LibreOffice_project/4e471d8c02c9c90f512f7f9ead8875b57fcb1ec3</meta:generator>
    <meta:document-statistic meta:table-count="1" meta:cell-count="3123" meta:object-count="0"/>
  </office:meta>
</office:document-meta>
</file>